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extUtil.ini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TextUtil.writeTf( String fontName , double font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TextUtil.isIn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Util.writeChar( char ch , StringBuffer sb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DFTextUtil.writeAffineTransform( AffineTransform at , StringBuff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TextUtil.endTex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TextUtil.sav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Util.restor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Util.writeTJMappedChar( char codepo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TextUtil.writeTextMatrix( AffineTransform local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TextUtil.begin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TextUtil.writeTJ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TextUtil.setTextRenderingMode( boolean fill , boolean stroke , boolean addToCli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TextUtil.PDFTex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TextUtil.isIn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Util.setTextRenderingMode( int m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TextUtil.adjustGlyphTJ( double adju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TextUtil.checkIn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TextUtil.updateTf( String fontName , double fontSize , boolean multiBy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TextUtil.concatMatrix( AffineTransform 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